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93936c"/>
    </style:style>
    <style:style style:name="gr2" style:family="graphic" style:parent-style-name="standard">
      <style:graphic-properties svg:stroke-width="0.001cm" svg:stroke-color="#93936c" draw:fill="none" draw:fill-color="#ffffff" fo:padding-top="-0.049cm" fo:padding-bottom="-0.049cm" fo:padding-left="-0.049cm" fo:padding-right="-0.049cm"/>
    </style:style>
    <style:style style:name="gr3" style:family="graphic" style:parent-style-name="standard">
      <style:graphic-properties draw:stroke="none" svg:stroke-width="0.001cm" draw:fill-color="#93936c"/>
    </style:style>
    <style:style style:name="gr4" style:family="graphic" style:parent-style-name="standard">
      <style:graphic-properties svg:stroke-width="0.001cm" svg:stroke-color="#494936" draw:fill="none" draw:fill-color="#ffffff" fo:padding-top="-0.049cm" fo:padding-bottom="-0.049cm" fo:padding-left="-0.049cm" fo:padding-right="-0.049cm"/>
    </style:style>
    <style:style style:name="gr5" style:family="graphic" style:parent-style-name="standard">
      <style:graphic-properties svg:stroke-width="0.001cm" svg:stroke-color="#ecece7" draw:fill="none" draw:fill-color="#ffffff" fo:padding-top="-0.049cm" fo:padding-bottom="-0.049cm" fo:padding-left="-0.049cm" fo:padding-right="-0.049cm"/>
    </style:style>
    <style:style style:name="gr6" style:family="graphic" style:parent-style-name="standard">
      <style:graphic-properties svg:stroke-width="0.001cm" svg:stroke-color="#dbdbce" draw:fill="none" draw:fill-color="#ffffff" fo:padding-top="-0.049cm" fo:padding-bottom="-0.049cm" fo:padding-left="-0.049cm" fo:padding-right="-0.049cm"/>
    </style:style>
    <style:style style:name="gr7" style:family="graphic" style:parent-style-name="standard">
      <style:graphic-properties svg:stroke-width="0.001cm" svg:stroke-color="#000000" draw:fill="none" draw:fill-color="#ffffff" fo:padding-top="-0.049cm" fo:padding-bottom="-0.049cm" fo:padding-left="-0.049cm" fo:padding-right="-0.049cm"/>
    </style:style>
    <style:style style:name="gr8" style:family="graphic" style:parent-style-name="standard">
      <style:graphic-properties svg:stroke-width="0.001cm" svg:stroke-color="#626248" draw:fill="none" draw:fill-color="#ffffff" fo:padding-top="-0.049cm" fo:padding-bottom="-0.049cm" fo:padding-left="-0.049cm" fo:padding-right="-0.049cm"/>
    </style:style>
  </office:automatic-styles>
  <office:body>
    <office:drawing>
      <draw:page draw:name="page1" draw:style-name="dp1" draw:master-page-name="Default">
        <draw:g>
          <draw:glue-point draw:id="4" svg:x="-3.289cm" svg:y="-5cm"/>
          <draw:glue-point draw:id="5" svg:x="-2.329cm" svg:y="-5cm"/>
          <draw:glue-point draw:id="6" svg:x="-3.292cm" svg:y="5cm"/>
          <draw:glue-point draw:id="7" svg:x="-2.335cm" svg:y="5cm"/>
          <draw:glue-point draw:id="8" svg:x="-5cm" svg:y="-0.949cm"/>
          <draw:glue-point draw:id="9" svg:x="-5cm" svg:y="0.94cm"/>
          <draw:glue-point draw:id="10" svg:x="5cm" svg:y="-0.91cm"/>
          <draw:glue-point draw:id="11" svg:x="5cm" svg:y="0.758cm"/>
          <draw:glue-point draw:id="12" svg:x="-1.406cm" svg:y="-0.02cm"/>
          <draw:polygon draw:style-name="gr1" draw:layer="layout" svg:width="1.01cm" svg:height="0.97cm" svg:x="0.458cm" svg:y="1.03cm" svg:viewBox="0 0 1011 971" draw:points="29,303 0,455 29,606 91,727 153,818 245,879 336,939 428,971 521,971 581,971 703,910 796,879 857,818 888,788 949,727 979,637 1011,515 1011,455 1011,334 979,243 920,182 888,121 612,61 521,151 612,182 674,182 703,243 765,303 796,363 826,455 826,515 796,606 765,667 703,696 642,757 581,757 488,757 367,727 306,696 245,637 213,546 183,484 213,363 275,272 336,212 399,182 428,90 336,0 183,61 60,212">
            <text:p/>
          </draw:polygon>
          <draw:polygon draw:style-name="gr2" draw:layer="layout" svg:width="1.01cm" svg:height="0.97cm" svg:x="0.458cm" svg:y="1.03cm" svg:viewBox="0 0 1011 971" draw:points="29,303 0,455 29,606 91,727 153,818 245,879 336,939 428,971 521,971 581,971 703,910 796,879 857,818 888,788 949,727 979,637 1011,515 1011,455 1011,334 979,243 920,182 888,121 612,61 521,151 612,182 674,182 703,243 765,303 796,363 826,455 826,515 796,606 765,667 703,696 642,757 581,757 488,757 367,727 306,696 245,637 213,546 183,484 213,363 275,272 336,212 399,182 428,90 336,0 183,61 60,212">
            <text:p/>
          </draw:polygon>
          <draw:polygon draw:style-name="gr3" draw:layer="layout" svg:width="1.01cm" svg:height="0.94cm" svg:x="0.458cm" svg:y="0cm" svg:viewBox="0 0 1011 941" draw:points="29,666 0,576 0,515 0,424 29,364 60,302 91,243 122,181 183,120 245,91 336,31 428,31 521,0 581,31 642,31 703,31 796,91 888,181 949,243 979,333 1011,454 1011,515 1011,636 979,727 920,788 888,849 612,941 521,819 612,819 703,759 765,697 796,607 826,485 796,393 735,302 674,243 581,212 488,212 399,212 336,243 306,274 245,333 213,424 183,515 213,636 275,697 336,759 399,788 428,880 183,849 29,697">
            <text:p/>
          </draw:polygon>
          <draw:polygon draw:style-name="gr2" draw:layer="layout" svg:width="1.01cm" svg:height="0.94cm" svg:x="0.458cm" svg:y="0cm" svg:viewBox="0 0 1011 941" draw:points="29,666 0,576 0,515 0,424 29,364 60,302 91,243 122,181 183,120 245,91 336,31 428,31 521,0 581,31 642,31 703,31 796,91 888,181 949,243 979,333 1011,454 1011,515 1011,636 979,727 920,788 888,849 612,941 521,819 612,819 703,759 765,697 796,607 826,485 796,393 735,302 674,243 581,212 488,212 399,212 336,243 306,274 245,333 213,424 183,515 213,636 275,697 336,759 399,788 428,880 183,849 29,697">
            <text:p/>
          </draw:polygon>
          <draw:polygon draw:style-name="gr3" draw:layer="layout" svg:width="0.735cm" svg:height="0.728cm" svg:x="0.029cm" svg:y="0.636cm" svg:viewBox="0 0 736 729" draw:points="459,0 368,0 307,0 214,29 154,60 91,122 60,182 31,243 0,304 0,365 0,455 0,485 60,577 60,606 122,637 183,698 276,729 368,729 490,698 551,546 521,577 459,577 397,606 368,606 307,606 214,546 183,516 154,485 122,424 122,365 122,304 154,243 214,182 276,151 368,122 429,122 521,151 582,243 613,304 613,365 613,424 582,485 736,424 736,243 551,90">
            <text:p/>
          </draw:polygon>
          <draw:polygon draw:style-name="gr2" draw:layer="layout" svg:width="0.735cm" svg:height="0.728cm" svg:x="0.029cm" svg:y="0.636cm" svg:viewBox="0 0 736 729" draw:points="459,0 368,0 307,0 214,29 154,60 91,122 60,182 31,243 0,304 0,365 0,455 0,485 60,577 60,606 122,637 183,698 276,729 368,729 490,698 551,546 521,577 459,577 397,606 368,606 307,606 214,546 183,516 154,485 122,424 122,365 122,304 154,243 214,182 276,151 368,122 429,122 521,151 582,243 613,304 613,365 613,424 582,485 736,424 736,243 551,90">
            <text:p/>
          </draw:polygon>
          <draw:polygon draw:style-name="gr3" draw:layer="layout" svg:width="0.642cm" svg:height="0.333cm" svg:x="0.703cm" svg:y="0.848cm" svg:viewBox="0 0 643 334" draw:points="0,0 0,334 643,334 643,0">
            <text:p/>
          </draw:polygon>
          <draw:polygon draw:style-name="gr3" draw:layer="layout" svg:width="0.306cm" svg:height="0.181cm" svg:x="0.764cm" svg:y="1.091cm" svg:viewBox="0 0 307 182" draw:points="0,182 122,121 214,90 307,121 182,0 0,29">
            <text:p/>
          </draw:polygon>
          <draw:polygon draw:style-name="gr3" draw:layer="layout" svg:width="0.306cm" svg:height="0.181cm" svg:x="0.764cm" svg:y="0.758cm" svg:viewBox="0 0 307 182" draw:points="0,0 122,59 214,59 307,59 182,182 0,121">
            <text:p/>
          </draw:polygon>
          <draw:polygon draw:style-name="gr3" draw:layer="layout" svg:width="3.121cm" svg:height="1.182cm" svg:x="1.345cm" svg:y="0.636cm" svg:viewBox="0 0 3122 1183" draw:points="0,182 275,182 275,0 520,0 520,182 611,182 611,0 826,0 826,182 3122,182 3122,515 2724,515 2724,606 2968,606 2968,788 2724,788 2724,910 2968,910 2968,1183 2448,1183 2448,515 826,515 826,728 611,728 611,515 520,515 520,728 275,728 275,515 0,515">
            <text:p/>
          </draw:polygon>
          <draw:polygon draw:style-name="gr3" draw:layer="layout" svg:width="3.121cm" svg:height="1.182cm" svg:x="1.345cm" svg:y="0.636cm" svg:viewBox="0 0 3122 1183" draw:points="0,182 275,182 275,0 520,0 520,182 611,182 611,0 826,0 826,182 3122,182 3122,515 2724,515 2724,606 2968,606 2968,788 2724,788 2724,910 2968,910 2968,1183 2448,1183 2448,515 826,515 826,728 611,728 611,515 520,515 520,728 275,728 275,515 0,515">
            <text:p/>
          </draw:polygon>
          <draw:polyline draw:style-name="gr4" draw:layer="layout" svg:width="3.121cm" svg:height="1.182cm" svg:x="1.345cm" svg:y="0.636cm" svg:viewBox="0 0 3122 1183" draw:points="0,182 275,182 275,0 520,0 520,182 611,182 611,0 826,0 826,182 3122,182 3122,515 2724,515 2724,606 2968,606 2968,788 2724,788 2724,910 2968,910 2968,1183 2448,1183 2448,515 826,515 826,728 611,728 611,515 520,515 520,728 275,728 275,515 0,515">
            <text:p/>
          </draw:polyline>
          <draw:polygon draw:style-name="gr4" draw:layer="layout" svg:width="0.613cm" svg:height="0.666cm" svg:x="0.64cm" svg:y="0.152cm" svg:viewBox="0 0 614 667" draw:points="614,333 614,316 613,300 610,282 609,265 605,249 600,233 595,217 589,201 582,186 575,171 567,156 560,142 550,129 540,115 530,103 518,91 507,80 495,69 483,59 469,49 456,41 442,34 429,27 414,20 399,14 383,9 369,6 353,3 338,1 323,0 306,0 292,0 276,1 261,3 246,6 230,9 217,14 201,20 186,27 172,34 158,41 145,49 132,59 120,69 106,80 95,91 85,103 75,115 64,129 55,142 47,156 38,171 31,186 24,201 20,217 14,233 11,249 6,265 3,282 1,300 0,316 0,333 0,350 1,366 3,383 6,401 11,417 14,433 20,449 24,465 31,480 38,494 47,510 55,524 64,537 75,551 85,562 95,575 106,587 120,597 132,607 145,617 158,624 172,632 186,639 201,646 217,652 230,657 246,660 261,663 276,666 292,667 306,667 323,667 338,666 353,663 369,660 383,657 399,652 414,646 429,639 442,632 456,624 469,617 483,607 495,597 507,587 518,575 530,562 540,551 550,537 560,524 567,510 575,494 582,480 589,465 595,449 600,433 605,417 609,401 610,383 613,366 614,350">
            <text:p/>
          </draw:polygon>
          <draw:polygon draw:style-name="gr4" draw:layer="layout" svg:width="0.613cm" svg:height="0.607cm" svg:x="0.64cm" svg:y="1.181cm" svg:viewBox="0 0 614 608" draw:points="614,304 614,288 613,273 610,257 609,243 605,228 600,212 595,198 589,183 582,170 575,156 567,142 560,130 550,118 540,105 530,94 518,83 507,73 495,63 483,53 469,45 456,37 442,31 429,24 414,18 399,13 383,9 369,6 353,3 338,1 323,0 306,0 292,0 276,1 261,3 246,6 230,9 217,13 201,18 186,24 172,31 158,37 145,45 132,53 120,63 106,73 95,83 85,94 75,105 64,118 55,130 47,142 38,156 31,170 24,183 20,198 14,212 11,228 6,243 3,257 1,273 0,288 0,304 0,319 1,334 3,350 6,364 11,379 14,395 20,409 24,424 31,437 38,451 47,465 55,477 64,489 75,502 85,513 95,524 106,534 120,544 132,554 145,561 158,569 172,576 186,583 201,589 217,594 230,599 246,603 261,604 276,606 292,608 306,608 323,608 338,606 353,604 369,603 383,599 399,594 414,589 429,583 442,576 456,569 469,561 483,554 495,544 507,534 518,524 530,513 540,502 550,489 560,477 567,465 575,451 582,437 589,424 595,409 600,395 605,379 609,364 610,350 613,334 614,319">
            <text:p/>
          </draw:polygon>
          <draw:polygon draw:style-name="gr4" draw:layer="layout" svg:width="0.49cm" svg:height="0.485cm" svg:x="0.152cm" svg:y="0.758cm" svg:viewBox="0 0 491 486" draw:points="491,242 491,229 489,218 489,205 486,192 483,181 479,170 475,157 471,146 465,135 460,124 454,114 447,104 440,93 432,84 423,74 415,65 406,57 396,49 385,42 374,36 365,29 354,24 343,18 331,14 318,11 307,7 295,3 283,1 269,0 258,0 246,0 232,0 220,0 209,1 196,3 185,7 172,11 160,14 147,18 138,24 126,29 115,36 105,42 95,49 86,57 77,65 67,74 59,84 50,93 43,104 37,114 32,124 24,135 19,146 14,157 11,170 7,181 4,192 3,205 1,218 0,229 0,242 0,254 1,267 3,279 4,292 7,303 11,315 14,327 19,338 24,349 32,360 37,371 43,381 50,391 59,400 67,410 77,419 86,427 95,435 105,442 115,448 126,454 138,461 147,466 160,470 172,473 185,477 196,481 209,483 220,484 232,486 246,486 258,486 269,484 283,483 295,481 307,477 318,473 331,470 343,466 354,461 365,454 374,448 385,442 396,435 406,427 415,419 423,410 432,400 440,391 447,381 454,371 460,360 465,349 471,338 475,327 479,315 483,303 486,292 489,279 489,267 491,254">
            <text:p/>
          </draw:polygon>
          <draw:path draw:style-name="gr4" draw:layer="layout" svg:width="0.487cm" svg:height="0.785cm" svg:x="0cm" svg:y="0.607cm" svg:viewBox="0 0 488 786" svg:d="m488 15-19-6-18-3-21-3-17-3h-20-19-19l-18 1-20 5-19 3-20 4-17 5-18 7-18 9-16 8-18 9-17 10-15 12-15 11-14 12-16 14-12 14-13 15-13 15-11 16-10 16-8 17-10 18-8 18-7 18-6 19-6 19-3 19-4 19-2 20-1 16m0 47 1 16 2 19 4 20 3 18 6 19 6 19 7 19 8 18 10 17 8 18 10 15 11 17 13 14 13 16 12 13 16 14 14 12 15 12 15 12 17 10 18 9 16 8 18 8 18 7 17 6 20 4 19 3 20 4 18 1 19 2h19l20-2 17-2 21-3 18-3 19-7">
            <text:p/>
          </draw:path>
          <draw:polyline draw:style-name="gr4" draw:layer="layout" svg:width="1.038cm" svg:height="0.85cm" svg:x="0.458cm" svg:y="0cm" svg:viewBox="0 0 1039 851" draw:points="912,851 929,832 944,811 958,788 972,767 985,745 995,720 1006,697 1014,672 1021,648 1027,622 1032,597 1035,571 1039,545 1039,521 1039,494 1037,469 1034,442 1031,417 1025,392 1018,367 1010,343 1000,319 989,295 978,271 965,249 950,227 937,206 920,186 903,167 885,148 867,131 846,114 826,98 804,84 782,70 760,57 735,46 712,35 686,27 663,18 637,13 612,7 586,4 560,0 534,0 508,0 482,0 457,3 430,7 405,12 379,18 355,25 331,35 306,43 282,55 260,68 237,81 216,95 195,111 176,127 156,146 139,164 121,184 105,203 91,224 74,246 62,268 51,291 40,316 31,339 23,364 16,389 10,414 6,440 2,465 0,491 0,516 1,542 2,568 6,593 10,620 17,643">
            <text:p/>
          </draw:polyline>
          <draw:polyline draw:style-name="gr4" draw:layer="layout" svg:width="1.038cm" svg:height="0.845cm" svg:x="0.458cm" svg:y="1.153cm" svg:viewBox="0 0 1039 846" draw:points="16,201 10,226 6,251 2,277 1,302 0,328 0,353 2,379 6,405 9,430 14,455 22,479 29,505 40,528 51,552 62,575 74,597 89,618 105,640 119,659 137,679 154,697 174,715 194,731 215,748 236,762 257,776 281,787 305,800 328,808 353,818 377,826 403,832 428,837 454,840 479,843 506,846 531,846 557,843 583,842 610,837 634,832 660,826 683,818 708,809 732,801 756,789 778,776 801,764 823,749 843,733 864,717 881,700 900,681 917,662 934,641 949,620 962,599 975,576 986,554 999,531 1008,507 1016,482 1023,457 1029,432 1034,407 1037,382 1039,356 1039,330 1039,304 1037,279 1034,254 1029,229 1023,203 1016,178 1008,153 999,130 986,107 975,84 962,62 949,40 934,18 917,0">
            <text:p/>
          </draw:polyline>
          <draw:polyline draw:style-name="gr5" draw:layer="layout" svg:width="0.459cm" svg:height="0.454cm" svg:x="0.519cm" svg:y="0.06cm" svg:viewBox="0 0 460 455" draw:points="460,0 435,0 412,1 390,6 366,8 344,14 323,20 301,28 278,36 257,45 237,57 217,68 197,81 180,95 160,110 142,124 126,141 111,158 96,177 83,194 69,214 58,234 47,254 38,275 30,297 20,319 15,340 9,363 6,385 3,408 1,431 0,455">
            <text:p/>
          </draw:polyline>
          <draw:polyline draw:style-name="gr5" draw:layer="layout" svg:width="0.214cm" svg:height="0.373cm" svg:x="0.519cm" svg:y="1.154cm" svg:viewBox="0 0 215 374" draw:points="215,0 196,13 176,26 157,41 139,57 121,73 106,91 91,110 77,128 65,149 52,170 42,190 33,212 23,235 16,257 10,280 6,302 3,326 1,350 0,374">
            <text:p/>
          </draw:polyline>
          <draw:polyline draw:style-name="gr5" draw:layer="layout" svg:width="0.258cm" svg:height="0.251cm" svg:x="0.072cm" svg:y="0.67cm" svg:viewBox="0 0 259 252" draw:points="259,0 243,3 227,6 210,12 195,18 179,25 164,33 149,41 135,51 122,61 109,72 95,84 83,96 72,109 62,123 51,138 41,152 32,168 24,184 17,200 10,216 4,234 0,252">
            <text:p/>
          </draw:polyline>
          <draw:line draw:style-name="gr6" draw:layer="layout" svg:x1="4.375cm" svg:y1="0.879cm" svg:x2="1.377cm" svg:y2="0.879cm">
            <text:p/>
          </draw:line>
          <draw:line draw:style-name="gr7" draw:layer="layout" svg:x1="1.682cm" svg:y1="0.697cm" svg:x2="1.682cm" svg:y2="0.879cm">
            <text:p/>
          </draw:line>
          <draw:line draw:style-name="gr7" draw:layer="layout" svg:x1="2.018cm" svg:y1="0.697cm" svg:x2="2.018cm" svg:y2="0.879cm">
            <text:p/>
          </draw:line>
          <draw:line draw:style-name="gr7" draw:layer="layout" svg:x1="1.682cm" svg:y1="1.152cm" svg:x2="1.682cm" svg:y2="1.334cm">
            <text:p/>
          </draw:line>
          <draw:line draw:style-name="gr7" draw:layer="layout" svg:x1="2.018cm" svg:y1="1.152cm" svg:x2="2.018cm" svg:y2="1.334cm">
            <text:p/>
          </draw:line>
          <draw:line draw:style-name="gr8" draw:layer="layout" svg:x1="4.343cm" svg:y1="1.091cm" svg:x2="1.345cm" svg:y2="1.091cm">
            <text:p/>
          </draw:line>
          <draw:line draw:style-name="gr6" draw:layer="layout" svg:x1="4.283cm" svg:y1="1.303cm" svg:x2="4.069cm" svg:y2="1.303cm">
            <text:p/>
          </draw:line>
          <draw:line draw:style-name="gr7" draw:layer="layout" svg:x1="4.283cm" svg:y1="1.607cm" svg:x2="4.069cm" svg:y2="1.607cm">
            <text:p/>
          </draw:line>
          <draw:line draw:style-name="gr7" draw:layer="layout" svg:x1="3.853cm" svg:y1="1.152cm" svg:x2="3.853cm" svg:y2="1.789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Key</dc:title>
    <meta:creation-date>2011-02-07T16:40:27</meta:creation-date>
    <meta:editing-duration>P0D</meta:editing-duration>
    <meta:editing-cycles>1</meta:editing-cycles>
    <meta:document-statistic meta:object-count="31"/>
    <meta:generator>OpenOffice.org/3.3$Linux OpenOffice.org_project/330m20$Build-9567</meta:generator>
  </office:meta>
</office:document-meta>
</file>